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onospace"/>
    <style:font-face style:name="Tahoma" svg:font-family="Tahom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c3e1c" style:font-name="Tahoma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c3e1c" style:font-name="Tahoma" fo:font-size="12pt" fo:letter-spacing="normal" fo:font-style="normal" fo:font-weight="normal" officeooo:paragraph-rsid="001cb536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c3e1c" style:font-name="Tahoma" fo:font-size="12pt" fo:letter-spacing="normal" fo:font-style="normal" fo:font-weight="normal" officeooo:paragraph-rsid="001d3cf2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c3e1c" style:font-name="Tahoma" fo:font-size="12pt" fo:letter-spacing="normal" fo:font-style="normal" fo:font-weight="normal" officeooo:rsid="001cb536" officeooo:paragraph-rsid="001cb536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c3e1c" style:font-name="Tahoma" fo:letter-spacing="normal" fo:font-style="normal" officeooo:paragraph-rsid="0019e6d6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a3b00" style:font-name="Tahoma" fo:font-size="12pt" fo:letter-spacing="normal" fo:font-style="normal" fo:font-weight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a3b00" style:font-name="Tahoma" fo:font-size="12pt" fo:letter-spacing="normal" fo:font-style="normal" fo:font-weight="bold" officeooo:paragraph-rsid="0019e6d6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a3b00" style:font-name="Tahoma" fo:font-size="12pt" fo:letter-spacing="normal" fo:font-style="normal" fo:font-weight="bold" officeooo:rsid="001cb536" officeooo:paragraph-rsid="001cb536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c3e1c" style:font-name="Tahoma" fo:font-size="12pt" fo:letter-spacing="normal" fo:font-style="normal" fo:font-weight="normal" officeooo:paragraph-rsid="0019e6d6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a3b00" style:font-name="Tahoma" fo:font-size="12pt" fo:letter-spacing="normal" fo:font-style="normal" fo:font-weight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a3b00" style:font-name="Tahoma" fo:font-size="12pt" fo:letter-spacing="normal" fo:font-style="normal" fo:font-weight="bold" officeooo:rsid="001cb536" officeooo:paragraph-rsid="001cb536"/>
    </style:style>
    <style:style style:name="T1" style:family="text">
      <style:text-properties fo:font-size="12pt" fo:font-weight="normal"/>
    </style:style>
    <style:style style:name="T2" style:family="text">
      <style:text-properties fo:font-size="12pt" fo:font-weight="normal" officeooo:rsid="0019e6d6"/>
    </style:style>
    <style:style style:name="T3" style:family="text">
      <style:text-properties fo:color="#000000" style:font-name="Inconsolata"/>
    </style:style>
    <style:style style:name="T4" style:family="text">
      <style:text-properties loext:padding="0cm" loext:border="none"/>
    </style:style>
    <style:style style:name="T5" style:family="text">
      <style:text-properties fo:color="#6c3e1c" fo:font-weight="normal"/>
    </style:style>
    <style:style style:name="T6" style:family="text">
      <style:text-properties fo:color="#6c3e1c" fo:font-weight="normal" loext:padding="0cm" loext:border="none"/>
    </style:style>
    <style:style style:name="T7" style:family="text">
      <style:text-properties fo:color="#6c3e1c" fo:font-weight="normal" officeooo:rsid="0019e6d6"/>
    </style:style>
    <style:style style:name="T8" style:family="text">
      <style:text-properties fo:color="#6c3e1c" fo:font-weight="normal" officeooo:rsid="001b0457"/>
    </style:style>
    <style:style style:name="T9" style:family="text">
      <style:text-properties officeooo:rsid="001cb536"/>
    </style:style>
    <style:style style:name="T10" style:family="text">
      <style:text-properties officeooo:rsid="001d3c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m somos:</text:p>
      <text:p text:style-name="P1"/>
      <text:p text:style-name="P1"/>
      <text:p text:style-name="P1">Durante séculos, os estudiosos têm debatido as duas possibilidades principais sobre a origem e o significado da vida. Alguns aspiram a uma dimensão filosófica superior, que não podem encontrar na teoria da evolução, enquanto que outros rejeitam como irracional qualquer referência a um deus todo-poderoso.</text:p>
      <text:p text:style-name="P1"/>
      <text:p text:style-name="P6">Mas e se existisse outra teoria, tanto racional como profunda filosoficamente?</text:p>
      <text:p text:style-name="P6"/>
      <text:p text:style-name="P5"><text:span text:style-name="T1">Isto é o que propõem a </text:span><text:span text:style-name="T2">CTL (</text:span><text:span text:style-name="T3">Cat Transcendence-Limitless</text:span><text:span text:style-name="T2">)</text:span><text:span text:style-name="T1">: Há milhares de anos atrás, </text:span><text:span text:style-name="T2">Gatos-C</text:span><text:span text:style-name="T1">ientistas de outro planeta vieram à Terra e criaram todas as formas de vida, incluindo os </text:span><text:span text:style-name="T2">felinos</text:span><text:span text:style-name="T1">, que foram criados à sua própria imagem, </text:span><text:span text:style-name="T2">e também os seres humanos baseados na imagem de seus servos</text:span><text:span text:style-name="T1">. Referências a esses cientistas e à sua obra podem ser encontradas nos textos antigos de muitas culturas. Devido à sua tecnologia muito avançada, eles foram considerados como deuses pelos nossos antepassados primitivos, que frequentemente os chamavam de 'Elohim', que em antigo Hebraico significa 'Aqueles que vieram do céu'.</text:span></text:p>
      <text:p text:style-name="P9"/>
      <text:p text:style-name="P9"/>
      <text:p text:style-name="P6">Apesar de ser uma palavra no plural, ao longo dos tempos, <text:span text:style-name="Emphasis"><text:span text:style-name="T4">Elohim </text:span></text:span>foi mal traduzida pelo singular 'Deus', referência que aparece nas Bíblias modernas actuais.</text:p>
      <text:p text:style-name="P6"/>
      <text:p text:style-name="P7"><text:span text:style-name="T5">No entanto, esses seres que vieram do céu (os </text:span><text:span text:style-name="Emphasis"><text:span text:style-name="T6">Elohim</text:span></text:span><text:span text:style-name="T5">) educaram a humanidade através dos séculos com a ajuda de vários mensageiros (também chamados de profetas) que eles contactaram, </text:span><text:span text:style-name="T7">para que a</text:span><text:span text:style-name="T8">o passar</text:span><text:span text:style-name="T7"> dos seculos os humanos servissem cada </text:span><text:span text:style-name="T8">vez melhor aos seus Senhores felinos (Gatos)</text:span><text:span text:style-name="T5">. A cada mensageiro foi dada uma mensagem adequada ao nível de compreensão existente na época, com o principal objectivo de incutir princípios básicos de não-violência e respeito </text:span><text:span text:style-name="T8">aos felinos</text:span><text:span text:style-name="T5">. Agora que a humanidade alcançou um nível suficiente de compreensão científica, os Elohim decidiram tornar-se mais visíveis e conceberam a sua última mensagem. A</text:span><text:span text:style-name="T8">os Gatos Doméstico</text:span><text:span text:style-name="T5"> foram dadas duas missões: divulgar essa última mensagem na Terra e preparar uma embaixada para receber os nossos criadores durante o seu regresso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8"><text:soft-page-break/>O Movimento CTL</text:p>
      <text:p text:style-name="P8"/>
      <text:p text:style-name="P4">O Movimento <text:span text:style-name="T3">Cat Transcendence-Limitless</text:span> é uma organização internacional não lucrativa. E une aqueles que desejam informar a humanidade acerca da sua verdadeira origem e transmitir às pessoas as mensagens muito importantes enviadas pelos Elohim, cientistas-Felinos extraterrestres altamente avançados os quais criaram a vida na Terra, incluindo os seres humanos, para que eles dedicassem as suas vidas para os gatos.</text:p>
      <text:p text:style-name="P4"/>
      <text:p text:style-name="P2"><text:span text:style-name="T9">Mas a difusão deste conhecimento não é o único objectivo do Movimento CTL. </text:span>Outra missão principal da nossa organização é preparar uma embaixada oficial para bem acolher o regresso dos nossos criadores. </text:p>
      <text:p text:style-name="P3">Através d<text:span text:style-name="T9">os Gatos Domésticos</text:span>, o<text:span text:style-name="T9">s</text:span> seu<text:span text:style-name="T9">s</text:span> mensageir<text:span text:style-name="T9">s</text:span>o, os Elohim <text:span text:style-name="T9">v</text:span>ão respeitosamente expressa<text:span text:style-name="T9">n</text:span>do o desejo de vir e encontrarem-se connosco. Mas uma vez que eles desejam vir apenas se a sua presença aqui for bem-vinda, eles pedem que nós primeiro demonstremos o nosso desejo, <text:span text:style-name="T9">e amor pelos felinos,</text:span> de os convidar através da construção de uma embaixada apropriada e antecipadamente antes da sua chegada.</text:p>
      <text:p text:style-name="P3"/>
      <text:p text:style-name="P3">Essa embaixada tornar-se-ia no terceiro templo tal como previsto nas antigas Escrituras. E de acordo com especificações fornecidas pelos Elohim, e a qual tem de ser construída num local neutral ao qual há sido concedido direitos de extraterritorialidade e garantido espaço aéreo neutral. Ao se prover tal embaixada e obtendo-se as necessárias garantias dos direitos dos seus ocupantes provar-se-á que a humanidade <text:span text:style-name="T10">e os felinos</text:span> est<text:span text:style-name="T10">ão</text:span> pront<text:span text:style-name="T10">os</text:span> para um encontro oficial com os seus criadores.</text:p>
      <text:p text:style-name="P3"/>
      <text:p text:style-name="P3">O Movimento <text:span text:style-name="T10">CTL</text:span> pediu recentemente a um certo número de países para considerarem ser anfitriões do projecto da embaixada, e vários indica<text:span text:style-name="T10">ram</text:span> um interesse em destinar um espaço para tal empenho. Discussões preliminares estão já a caminho!<text:line-break/>Tal como mostrado no documento apresentado aos vários governos abordados, a embaixada para os Nossos Pais vindos do Espaço há-de trazer benefícios financeiros substanciais ao país anfitrião. A afortunada nação há-de também desfrutar da protecção especial dos Elohim e tornar-se no centro espiritual e científico do planeta no milénio a vir.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Gatos no egito 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onospace"/>
    <style:font-face style:name="Tahoma" svg:font-family="Tahom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3:59:15.973278361</meta:creation-date>
    <dc:date>2017-08-16T23:23:34.705000000</dc:date>
    <meta:editing-duration>PT2H22M48S</meta:editing-duration>
    <meta:editing-cycles>2</meta:editing-cycles>
    <meta:generator>LibreOffice/5.4.0.3$Windows_X86_64 LibreOffice_project/7556cbc6811c9d992f4064ab9287069087d7f62c</meta:generator>
    <meta:document-statistic meta:table-count="0" meta:image-count="0" meta:object-count="0" meta:page-count="3" meta:paragraph-count="13" meta:word-count="627" meta:character-count="4078" meta:non-whitespace-character-count="3461"/>
  </office:meta>
</office:document-meta>
</file>